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1930000008D8EFE8086.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ash_20_Dot_20_1" svg:stroke-width="0.01cm" svg:stroke-color="#ff0000" draw:stroke-linejoin="miter" svg:stroke-linecap="round" draw:fill="none" draw:textarea-horizontal-align="center" draw:textarea-vertical-align="middle" fo:padding-top="0.13cm" fo:padding-bottom="0.13cm" fo:padding-left="0.255cm" fo:padding-right="0.255cm" loext:decorative="false"/>
    </style:style>
    <style:style style:name="gr2" style:family="graphic" style:parent-style-name="standard">
      <style:graphic-properties draw:stroke="solid" draw:stroke-dash="Dash_20_Dot_20_1" svg:stroke-width="0.01cm" svg:stroke-color="#ff0000" draw:stroke-linejoin="miter" svg:stroke-linecap="round" draw:fill="none" draw:fill-color="#777777" draw:textarea-horizontal-align="center" draw:textarea-vertical-align="middle" fo:padding-top="0.13cm" fo:padding-bottom="0.13cm" fo:padding-left="0.255cm" fo:padding-right="0.255cm" loext:decorative="false"/>
    </style:style>
    <style:style style:name="gr3" style:family="graphic" style:parent-style-name="standard">
      <style:graphic-properties svg:stroke-width="0.01cm" svg:stroke-color="#ff0000" draw:marker-start-width="0.22cm" draw:marker-end-width="0.22cm" draw:fill="none" draw:textarea-horizontal-align="justify" draw:textarea-vertical-align="middle" draw:auto-grow-height="false" fo:min-height="1.24cm" fo:min-width="3.49cm" fo:padding-top="0.13cm" fo:padding-bottom="0.13cm" fo:padding-left="0.255cm" fo:padding-right="0.255cm" loext:decorative="false"/>
    </style:style>
    <style:style style:name="gr4" style:family="graphic" style:parent-style-name="standard">
      <style:graphic-properties svg:stroke-width="0.01cm" svg:stroke-color="#ff0000" draw:marker-start-width="0.22cm" draw:marker-end-width="0.22cm" draw:fill="none" draw:textarea-horizontal-align="justify" draw:textarea-vertical-align="middle" draw:auto-grow-height="false" fo:min-height="0.74cm" fo:min-width="0.99cm" fo:padding-top="0.13cm" fo:padding-bottom="0.13cm" fo:padding-left="0.255cm" fo:padding-right="0.255cm" loext:decorative="false"/>
    </style:style>
    <style:style style:name="gr5" style:family="graphic" style:parent-style-name="standard">
      <style:graphic-properties svg:stroke-width="0.01cm" svg:stroke-color="#ff0000" draw:marker-start-width="0.22cm" draw:marker-end-width="0.22cm" draw:fill="none" draw:textarea-horizontal-align="justify" draw:textarea-vertical-align="middle" draw:auto-grow-height="false" fo:min-height="0.624cm" fo:min-width="0.374cm" fo:padding-top="0.13cm" fo:padding-bottom="0.13cm" fo:padding-left="0.255cm" fo:padding-right="0.255cm" loext:decorative="false"/>
    </style:style>
    <style:style style:name="gr6" style:family="graphic" style:parent-style-name="standard">
      <style:graphic-properties svg:stroke-width="0.01cm" svg:stroke-color="#ff0000" draw:marker-start-width="0.22cm" draw:marker-end-width="0.22cm" draw:fill="none" draw:textarea-horizontal-align="justify" draw:textarea-vertical-align="middle" draw:auto-grow-height="false" fo:min-height="0.654cm" fo:min-width="1.404cm" fo:padding-top="0.13cm" fo:padding-bottom="0.13cm" fo:padding-left="0.255cm" fo:padding-right="0.255cm" loext:decorative="false"/>
    </style:style>
    <style:style style:name="gr7" style:family="graphic" style:parent-style-name="standard">
      <style:graphic-properties svg:stroke-width="0.01cm" svg:stroke-color="#ff0000" draw:marker-start-width="0.22cm" draw:marker-end-width="0.22cm" draw:fill="none" draw:textarea-horizontal-align="justify" draw:textarea-vertical-align="middle" draw:auto-grow-height="false" fo:min-height="5.24cm" fo:min-width="0.69cm" fo:padding-top="0.13cm" fo:padding-bottom="0.13cm" fo:padding-left="0.255cm" fo:padding-right="0.255cm" loext:decorative="false"/>
    </style:style>
    <style:style style:name="gr8" style:family="graphic" style:parent-style-name="standard">
      <style:graphic-properties draw:stroke="none" svg:stroke-color="#000000" draw:fill="none" draw:fill-color="#ffffff" fo:min-height="1.5cm" loext:decorative="false"/>
      <style:paragraph-properties style:writing-mode="lr-tb"/>
    </style:style>
    <style:style style:name="gr9" style:family="graphic">
      <style:graphic-properties style:writing-mode="lr-tb" loext:decorative="false"/>
    </style:style>
    <style:style style:name="gr10" style:family="graphic" style:parent-style-name="standard">
      <style:graphic-properties svg:stroke-width="0.01cm" svg:stroke-color="#ff0000" draw:marker-start-width="0.22cm" draw:marker-end-width="0.22cm" draw:fill="none" draw:textarea-horizontal-align="justify" draw:textarea-vertical-align="middle" draw:auto-grow-height="false" fo:min-height="0cm" fo:min-width="4.74cm" fo:padding-top="0.13cm" fo:padding-bottom="0.13cm" fo:padding-left="0.255cm" fo:padding-right="0.255cm" loext:decorative="false"/>
    </style:style>
    <style:style style:name="gr11" style:family="graphic" style:parent-style-name="standard">
      <style:graphic-properties draw:stroke="none" svg:stroke-color="#000000" draw:fill="none" draw:fill-color="#ffffff" fo:min-height="0.5cm" loext:decorative="false"/>
      <style:paragraph-properties style:writing-mode="lr-tb"/>
    </style:style>
    <style:style style:name="gr12" style:family="graphic" style:parent-style-name="standard">
      <style:graphic-properties draw:stroke="none" svg:stroke-color="#000000" draw:fill="none" draw:fill-color="#ffffff" fo:min-height="0.352cm" loext:decorative="false"/>
      <style:paragraph-properties style:writing-mode="lr-tb"/>
    </style:style>
    <style:style style:name="gr13" style:family="graphic" style:parent-style-name="standard">
      <style:graphic-properties draw:stroke="none" svg:stroke-color="#000000" draw:fill="none" draw:fill-color="#ffffff" fo:min-height="0.703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svg:stroke-width="0cm" svg:stroke-color="#ff0000" draw:marker-start-width="0.205cm" draw:marker-end-width="0.205cm" draw:fill="none" draw:textarea-horizontal-align="justify" draw:textarea-vertical-align="middle" draw:auto-grow-height="false" fo:min-height="0.104cm" fo:min-width="0cm" fo:padding-top="0.125cm" fo:padding-bottom="0.125cm" fo:padding-left="0.25cm" fo:padding-right="0.25cm" loext:decorative="false"/>
    </style:style>
    <style:style style:name="gr16" style:family="graphic" style:parent-style-name="standard">
      <style:graphic-properties svg:stroke-width="0.01cm" svg:stroke-color="#ff0000" draw:marker-start-width="0.22cm" draw:marker-end-width="0.22cm" draw:fill="none" draw:textarea-horizontal-align="justify" draw:textarea-vertical-align="middle" draw:auto-grow-height="false" fo:min-height="1.154cm" fo:min-width="0.904cm" fo:padding-top="0.13cm" fo:padding-bottom="0.13cm" fo:padding-left="0.255cm" fo:padding-right="0.255cm" loext:decorative="false"/>
    </style:style>
    <style:style style:name="P1" style:family="paragraph">
      <loext:graphic-properties draw:fill="none"/>
      <style:paragraph-properties fo:text-align="center"/>
    </style:style>
    <style:style style:name="P2" style:family="paragraph">
      <loext:graphic-properties draw:fill="none" draw:fill-color="#777777"/>
      <style:paragraph-properties fo:text-align="center"/>
    </style:style>
    <style:style style:name="P3" style:family="paragraph">
      <style:paragraph-properties fo:text-align="center" style:text-autospace="none"/>
    </style:style>
    <style:style style:name="P4" style:family="paragraph">
      <loext:graphic-properties draw:fill="none" draw:fill-color="#ffffff"/>
      <style:paragraph-properties fo:text-align="center" style:text-autospace="none"/>
      <style:text-properties style:font-name="Helvetica" fo:font-size="15pt" fo:font-weight="bold" style:font-name-asian="Helvetica" style:font-size-asian="15pt" style:font-name-complex="Helvetica" style:font-size-complex="15pt"/>
    </style:style>
    <style:style style:name="P5" style:family="paragraph">
      <style:paragraph-properties style:text-autospace="none"/>
    </style:style>
    <style:style style:name="P6" style:family="paragraph">
      <loext:graphic-properties draw:fill="none" draw:fill-color="#ffffff"/>
      <style:paragraph-properties style:text-autospace="none"/>
      <style:text-properties style:font-name="Helvetica" fo:font-size="12pt" fo:font-weight="bold" style:font-name-asian="Helvetica" style:font-size-asian="12pt" style:font-name-complex="Helvetica" style:font-size-complex="12pt"/>
    </style:style>
    <style:style style:name="P7" style:family="paragraph">
      <loext:graphic-properties draw:fill="none" draw:fill-color="#ffffff"/>
      <style:paragraph-properties style:text-autospace="none"/>
      <style:text-properties style:font-name="Helvetica" fo:font-size="12pt" fo:font-weight="normal" style:font-name-asian="Helvetica" style:font-size-asian="12pt" style:font-weight-asian="normal" style:font-name-complex="Helvetica" style:font-size-complex="12pt" style:font-weight-complex="normal"/>
    </style:style>
    <style:style style:name="P8" style:family="paragraph">
      <loext:graphic-properties draw:fill="none" draw:fill-color="#ffffff"/>
      <style:paragraph-properties style:text-autospace="none"/>
      <style:text-properties style:font-name="Helvetica" fo:font-size="10pt" fo:font-weight="normal" style:font-name-asian="Helvetica" style:font-size-asian="10pt" style:font-weight-asian="normal" style:font-name-complex="Helvetica" style:font-size-complex="10pt" style:font-weight-complex="normal"/>
    </style:style>
    <style:style style:name="P9" style:family="paragraph">
      <loext:graphic-properties draw:fill="none" draw:fill-color="#ffffff"/>
      <style:paragraph-properties fo:text-align="center" style:text-autospace="none"/>
      <style:text-properties style:font-name="Helvetica" fo:font-size="10pt" fo:font-weight="normal" style:font-name-asian="Helvetica" style:font-size-asian="10pt" style:font-name-complex="Helvetica" style:font-size-complex="10pt"/>
    </style:style>
    <style:style style:name="T1" style:family="text">
      <style:text-properties fo:font-variant="normal" fo:text-transform="none" style:use-window-font-color="true" loext:opacity="0%" style:text-outline="false" style:text-line-through-style="none" style:text-line-through-type="none" style:font-name="Helvetica" fo:font-size="18pt" fo:font-style="normal" fo:text-shadow="none" style:text-underline-style="none" fo:font-weight="bold" style:letter-kerning="true" style:font-name-asian="Helvetica" style:font-size-asian="18pt" style:font-style-asian="normal" style:font-weight-asian="normal" style:font-name-complex="Helvetica"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Helvetica" fo:font-size="10pt" fo:font-style="normal" fo:text-shadow="none" style:text-underline-style="none" fo:font-weight="normal" style:letter-kerning="true" style:font-name-asian="Helvetica" style:font-size-asian="10pt" style:font-style-asian="normal" style:font-weight-asian="normal" style:font-name-complex="Helvetica"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polygon draw:style-name="gr1" draw:text-style-name="P1" draw:layer="layout" svg:width="7.999cm" svg:height="3.399cm" svg:x="9.6cm" svg:y="15.6cm" svg:viewBox="0 0 8000 3400" draw:points="0,0 0,1100 300,1100 300,2300 0,2300 0,3400 1000,3400 1000,3100 2200,3100 2200,3400 3400,3400 3400,3100 4600,3100 4600,3400 5800,3400 5800,3100 7000,3100 7000,3400 8000,3400 8000,2300 7700,2300 7700,1100 8000,1100 8000,0 7000,0 7000,300 5800,300 5800,0 4600,0 4600,300 3400,300 3400,0 2200,0 2200,300 1000,300 1000,0">
          <text:p/>
        </draw:polygon>
        <draw:polygon draw:style-name="gr2" draw:text-style-name="P2" draw:layer="layout" svg:width="14.098cm" svg:height="3.399cm" svg:x="1cm" svg:y="19.2cm" svg:viewBox="0 0 14099 3400" draw:points="300,0 300,1100 0,1100 0,2300 300,2300 300,3400 1650,3400 1650,3100 2850,3100 2850,3400 4050,3400 4050,3100 5250,3100 5250,3400 6450,3400 6450,3100 7649,3100 7649,3400 8849,3400 8849,3100 10049,3100 10049,3400 11249,3400 11249,3100 12449,3100 12449,3400 13649,3400 13799,3400 13799,2300 14099,2300 14099,1100 13799,1100 13799,0 12449,0 12449,300 11249,300 11249,0 10049,0 10049,300 8849,300 8849,0 7649,0 7649,300 6450,300 6450,0 5250,0 5250,300 4050,300 4050,0 2850,0 2850,300 1650,300 1650,0 450,0">
          <text:p/>
        </draw:polygon>
        <draw:polygon draw:style-name="gr2" draw:text-style-name="P2" draw:layer="layout" svg:width="7.999cm" svg:height="14.099cm" svg:x="9.55cm" svg:y="1.4cm" svg:viewBox="0 0 8000 14100" draw:points="300,300 300,1650 0,1650 0,2850 300,2850 300,4050 0,4050 0,5250 300,5250 300,6450 0,6450 0,7650 300,7650 300,8850 0,8850 0,10050 300,10050 300,11250 0,11250 0,12450 300,12450 300,13650 300,13800 1000,13800 1000,14100 2200,14100 2200,13800 3400,13800 3400,14100 4600,14100 4600,13800 5800,13800 5800,14100 7000,14100 7000,13800 7700,13800 7700,12450 8000,12450 8000,11250 7700,11250 7700,10050 8000,10050 8000,8850 7700,8850 7700,7650 8000,7650 8000,6450 7700,6450 7700,5250 8000,5250 8000,4050 7700,4050 7700,2850 8000,2850 8000,1650 7700,1650 7700,450 7700,300 7000,300 7000,0 5800,0 5800,300 4600,300 4600,0 3400,0 3400,300 2200,300 2200,0 1000,0 1000,300">
          <text:p/>
        </draw:polygon>
        <draw:polygon draw:style-name="gr2" draw:text-style-name="P2" draw:layer="layout" svg:width="7.999cm" svg:height="3.399cm" svg:x="1cm" svg:y="15.5cm" svg:viewBox="0 0 8000 3400" draw:points="0,0 0,1100 300,1100 300,2300 0,2300 0,3400 1000,3400 1000,3100 2200,3100 2200,3400 3400,3400 3400,3100 4600,3100 4600,3400 5800,3400 5800,3100 7000,3100 7000,3400 8000,3400 8000,2300 7700,2300 7700,1100 8000,1100 8000,0 7000,0 7000,300 5800,300 5800,0 4600,0 4600,300 3400,300 3400,0 2200,0 2200,300 1000,300 1000,0">
          <text:p/>
        </draw:polygon>
        <draw:polygon draw:style-name="gr2" draw:text-style-name="P2" draw:layer="layout" svg:width="14.098cm" svg:height="3.399cm" svg:x="1cm" svg:y="22.85cm" svg:viewBox="0 0 14099 3400" draw:points="300,0 300,1100 0,1100 0,2300 300,2300 300,3400 1650,3400 1650,3100 2850,3100 2850,3400 4050,3400 4050,3100 5250,3100 5250,3400 6450,3400 6450,3100 7649,3100 7649,3400 8849,3400 8849,3100 10049,3100 10049,3400 11249,3400 11249,3100 12449,3100 12449,3400 13649,3400 13799,3400 13799,2300 14099,2300 14099,1100 13799,1100 13799,0 12449,0 12449,300 11249,300 11249,0 10049,0 10049,300 8849,300 8849,0 7649,0 7649,300 6450,300 6450,0 5250,0 5250,300 4050,300 4050,0 2850,0 2850,300 1650,300 1650,0 450,0">
          <text:p/>
        </draw:polygon>
        <draw:polygon draw:style-name="gr2" draw:text-style-name="P2" draw:layer="layout" svg:width="7.999cm" svg:height="14.099cm" svg:x="1cm" svg:y="1.3cm" svg:viewBox="0 0 8000 14100" draw:points="300,300 300,1650 0,1650 0,2850 300,2850 300,4050 0,4050 0,5250 300,5250 300,6450 0,6450 0,7650 300,7650 300,8850 0,8850 0,10050 300,10050 300,11250 0,11250 0,12450 300,12450 300,13650 300,13800 1000,13800 1000,14100 2200,14100 2200,13800 3400,13800 3400,14100 4600,14100 4600,13800 5800,13800 5800,14100 7000,14100 7000,13800 7700,13800 7700,12450 8000,12450 8000,11250 7700,11250 7700,10050 8000,10050 8000,8850 7700,8850 7700,7650 8000,7650 8000,6450 7700,6450 7700,5250 8000,5250 8000,4050 7700,4050 7700,2850 8000,2850 8000,1650 7700,1650 7700,450 7700,300 7000,300 7000,0 5800,0 5800,300 4600,300 4600,0 3400,0 3400,300 2200,300 2200,0 1000,0 1000,300">
          <text:p/>
        </draw:polygon>
        <draw:custom-shape draw:style-name="gr3" draw:text-style-name="P1" draw:layer="layout" svg:width="4cm" svg:height="1.5cm" svg:x="3.7cm" svg:y="16.5cm">
          <text:p/>
          <draw:enhanced-geometry svg:viewBox="0 0 21600 21600" draw:mirror-horizontal="false" draw:mirror-vertical="false" draw:type="rectangle" draw:enhanced-path="M 0 0 L 21600 0 21600 21600 0 21600 0 0 Z N"/>
        </draw:custom-shape>
        <draw:custom-shape draw:style-name="gr4" draw:text-style-name="P1" draw:layer="layout" svg:width="1.5cm" svg:height="1cm" svg:x="11.95cm" svg:y="17cm">
          <text:p/>
          <draw:enhanced-geometry svg:viewBox="0 0 21600 21600" draw:mirror-horizontal="false" draw:mirror-vertical="false" draw:type="rectangle" draw:enhanced-path="M 0 0 L 21600 0 21600 21600 0 21600 0 0 Z N"/>
        </draw:custom-shape>
        <draw:custom-shape draw:style-name="gr5" draw:text-style-name="P1" draw:layer="layout" svg:width="1.25cm" svg:height="1.25cm" svg:x="1.8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25cm" svg:height="1.25cm" svg:x="7.001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cm" svg:height="1cm" svg:x="6.25cm" svg:y="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 draw:layer="layout" svg:width="1.2cm" svg:height="5.5cm" svg:x="7cm" svg:y="4.5cm">
          <text:p/>
          <draw:enhanced-geometry svg:viewBox="0 0 21600 21600" draw:mirror-horizontal="false" draw:mirror-vertical="false" draw:type="rectangle" draw:enhanced-path="M 0 0 L 21600 0 21600 21600 0 21600 0 0 Z N"/>
        </draw:custom-shape>
        <draw:custom-shape draw:style-name="gr7" draw:text-style-name="P1" draw:layer="layout" svg:width="1.2cm" svg:height="5.5cm" svg:x="1.8cm" svg:y="4.5cm">
          <text:p/>
          <draw:enhanced-geometry svg:viewBox="0 0 21600 21600" draw:mirror-horizontal="false" draw:mirror-vertical="false" draw:type="rectangle" draw:enhanced-path="M 0 0 L 21600 0 21600 21600 0 21600 0 0 Z N"/>
        </draw:custom-shape>
        <draw:frame draw:style-name="gr8" draw:text-style-name="P4" draw:layer="layout" svg:width="7cm" svg:height="1.75cm" svg:x="1.5cm" svg:y="3.3cm">
          <draw:text-box>
            <text:p text:style-name="P3"><text:span text:style-name="T1">NUCLEO-N657X0-Q</text:span></text:p>
          </draw:text-box>
        </draw:frame>
        <draw:g draw:style-name="gr9">
          <draw:g draw:style-name="gr9">
            <draw:custom-shape draw:style-name="gr10" draw:text-style-name="P1" draw:layer="layout" svg:width="5.25cm" svg:height="0.25cm" svg:x="2cm" svg:y="20.17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0.17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0.77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0.77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1.37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1.375cm">
              <text:p/>
              <draw:enhanced-geometry svg:viewBox="0 0 21600 21600" draw:mirror-horizontal="false" draw:mirror-vertical="false" draw:type="rectangle" draw:enhanced-path="M 0 0 L 21600 0 21600 21600 0 21600 0 0 Z N"/>
            </draw:custom-shape>
          </draw:g>
        </draw:g>
        <draw:g draw:style-name="gr9">
          <draw:g draw:style-name="gr9">
            <draw:custom-shape draw:style-name="gr10" draw:text-style-name="P1" draw:layer="layout" svg:width="5.25cm" svg:height="0.25cm" svg:x="2cm" svg:y="23.82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3.82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4.42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4.42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5.02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5.025cm">
              <text:p/>
              <draw:enhanced-geometry svg:viewBox="0 0 21600 21600" draw:mirror-horizontal="false" draw:mirror-vertical="false" draw:type="rectangle" draw:enhanced-path="M 0 0 L 21600 0 21600 21600 0 21600 0 0 Z N"/>
            </draw:custom-shape>
          </draw:g>
        </draw:g>
        <draw:frame draw:style-name="gr8" draw:text-style-name="P6" draw:layer="layout" svg:width="4.75cm" svg:height="1.75cm" svg:x="5.75cm" svg:y="19.55cm">
          <draw:text-box>
            <text:p text:style-name="P5"><text:span text:style-name="T2">NUCLEO-N657X0-Q</text:span></text:p>
          </draw:text-box>
        </draw:frame>
        <draw:frame draw:style-name="gr8" draw:text-style-name="P6" draw:layer="layout" svg:width="4.75cm" svg:height="1.75cm" svg:x="11.25cm" svg:y="16.25cm">
          <draw:text-box>
            <text:p text:style-name="P5"><text:span text:style-name="T2">NUCLEO-N657X0-Q</text:span></text:p>
          </draw:text-box>
        </draw:frame>
        <draw:frame draw:style-name="gr11" draw:text-style-name="P7" draw:layer="layout" svg:width="4.75cm" svg:height="0.75cm" svg:x="1.25cm" svg:y="18cm">
          <draw:text-box>
            <text:p text:style-name="P5"><text:span text:style-name="T3">S/N :</text:span></text:p>
          </draw:text-box>
        </draw:frame>
        <draw:frame draw:style-name="gr8" draw:text-style-name="P8" draw:layer="layout" svg:width="4.75cm" svg:height="1.75cm" svg:x="1.25cm" svg:y="16cm">
          <draw:text-box>
            <text:p text:style-name="P5"><text:span text:style-name="T4">MAC : </text:span></text:p>
          </draw:text-box>
        </draw:frame>
        <draw:frame draw:style-name="gr12" draw:text-style-name="P9" draw:layer="layout" svg:width="1.25cm" svg:height="0.602cm" svg:x="1.85cm" svg:y="13.1cm">
          <draw:text-box>
            <text:p text:style-name="P3"><text:span text:style-name="T4">user</text:span></text:p>
          </draw:text-box>
        </draw:frame>
        <draw:frame draw:style-name="gr13" draw:text-style-name="P9" draw:layer="layout" svg:width="1.5cm" svg:height="0.953cm" svg:x="6.85cm" svg:y="13.1cm">
          <draw:text-box>
            <text:p text:style-name="P3"><text:span text:style-name="T4">reset</text:span></text:p>
          </draw:text-box>
        </draw:frame>
        <draw:frame draw:style-name="gr8" draw:text-style-name="P6" draw:layer="layout" svg:width="4.75cm" svg:height="1.75cm" svg:x="5.75cm" svg:y="23.25cm">
          <draw:text-box>
            <text:p text:style-name="P5"><text:span text:style-name="T2">NUCLEO-N657X0-Q</text:span></text:p>
          </draw:text-box>
        </draw:frame>
        <draw:frame draw:style-name="gr14" draw:text-style-name="P1" draw:layer="layout" svg:width="3.408cm" svg:height="1.191cm" svg:x="11.75cm" svg:y="13.5cm">
          <draw:image xlink:href="Pictures/10000001000001930000008D8EFE8086.png" xlink:type="simple" xlink:show="embed" xlink:actuate="onLoad" draw:mime-type="image/png">
            <text:p/>
          </draw:image>
        </draw:frame>
        <draw:frame draw:style-name="gr13" draw:text-style-name="P9" draw:layer="layout" svg:width="4.5cm" svg:height="0.953cm" svg:x="11.1cm" svg:y="12.897cm">
          <draw:text-box>
            <text:p text:style-name="P3"><text:span text:style-name="T4">© FabMaSTIC, 2025 </text:span></text:p>
          </draw:text-box>
        </draw:frame>
        <draw:frame draw:style-name="gr8" draw:text-style-name="P4" draw:layer="layout" svg:width="7cm" svg:height="1.75cm" svg:x="10cm" svg:y="3.3cm">
          <draw:text-box>
            <text:p text:style-name="P3"><text:span text:style-name="T1">NUCLEO-N657X0-Q</text:span></text:p>
          </draw:text-box>
        </draw:frame>
        <draw:g draw:style-name="gr9">
          <draw:custom-shape draw:style-name="gr15" draw:text-style-name="P1" draw:layer="layout" svg:width="0.5cm" svg:height="0.5cm" svg:x="3.7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5cm" svg:height="0.5cm" svg:x="5.801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2cm" svg:height="2cm" svg:x="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9">
          <draw:custom-shape draw:style-name="gr15" draw:text-style-name="P1" draw:layer="layout" svg:width="0.5cm" svg:height="0.5cm" svg:x="3.701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5cm" svg:height="0.5cm" svg:x="5.802cm" svg:y="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2cm" svg:height="2cm" svg:x="4.00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9">
          <draw:custom-shape draw:style-name="gr15" draw:text-style-name="P1" draw:layer="layout" svg:width="0.5cm" svg:height="0.5cm" svg:x="3.7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5cm" svg:height="0.5cm" svg:x="5.851cm" svg:y="1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2cm" svg:height="2cm" svg:x="4.0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Vivien QUEMA</meta:initial-creator>
    <meta:creation-date>2025-01-30T17:57:13.501014766</meta:creation-date>
    <dc:date>2025-03-20T09:35:34.184484000</dc:date>
    <dc:creator>Vivien QUEMA</dc:creator>
    <meta:editing-duration>PT45M57S</meta:editing-duration>
    <meta:editing-cycles>5</meta:editing-cycles>
    <meta:generator>LibreOffice/25.2.0.3$MacOSX_AARCH64 LibreOffice_project/e1cf4a87eb02d755bce1a01209907ea5ddc8f069</meta:generator>
    <meta:document-statistic meta:object-count="56"/>
  </office:meta>
</office:document-meta>
</file>